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Gonzaga (4-6)</text:p>
          </table:table-cell>
          <table:table-cell office:value-type="string">
            <text:p>21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enver (8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Gonzag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9</text:p>
          </table:table-cell>
          <table:table-cell office:value-type="string">
            <text:p>.24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7</text:p>
          </table:table-cell>
          <table:table-cell office:value-type="string">
            <text:p>-.11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31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.24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</table:table-row>
      </table:table>
      <table:table table:name="Sheet 2">
        <table:table-row>
          <table:table-cell office:value-type="string">
            <text:p>Gonzag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PENNER, Sarah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UEHN, Jenna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-.12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HORKILDSEN, Mari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SMITH, Faith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RUDEL, Gretch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WHITAKER, Alys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NAPP, Abby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GRAY, Chapi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ALLUMS, Tiyan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, Payt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LOEWEN, Kayli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2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6</text:p>
          </table:table-cell>
          <table:table-cell office:value-type="string">
            <text:p>22</text:p>
          </table:table-cell>
          <table:table-cell office:value-type="string">
            <text:p>110</text:p>
          </table:table-cell>
          <table:table-cell office:value-type="string">
            <text:p>.127</text:p>
          </table:table-cell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5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2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11</text:p>
          </table:table-cell>
          <table:table-cell office:value-type="string">
            <text:p>103</text:p>
          </table:table-cell>
          <table:table-cell office:value-type="string">
            <text:p>.291</text:p>
          </table:table-cell>
          <table:table-cell office:value-type="string">
            <text:p>4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